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9" table:default-cell-style-name="ce2"/>
        <table:table-column table:style-name="co5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x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s" table:style-name="ta1"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PUERTA RF3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PUERTA RF3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PUERTA RF3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PUERTA RF3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PUERTA RF3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> 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text> </number:text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7P2" style:volatile="true">
      <number:text> </number:text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/00/0000</text:date>, <text:time style:data-style-name="N2" text:time-value="17:31:51.07979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1-27T18:23:32.041477202</dc:date>
    <meta:editing-duration>PT46M37S</meta:editing-duration>
    <meta:editing-cycles>6</meta:editing-cycles>
    <meta:generator>LibreOffice/5.4.2.2$Linux_X86_64 LibreOffice_project/40m0$Build-2</meta:generator>
    <meta:document-statistic meta:table-count="2" meta:cell-count="270" meta:object-count="0"/>
  </office:meta>
</office:document-meta>
</file>